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TablePreview11.svm" manifest:media-type=""/>
  <manifest:file-entry manifest:full-path="Pictures/TablePreview10.svm" manifest:media-type=""/>
  <manifest:file-entry manifest:full-path="Pictures/TablePreview6.svm" manifest:media-type=""/>
  <manifest:file-entry manifest:full-path="Pictures/TablePreview12.svm" manifest:media-type=""/>
  <manifest:file-entry manifest:full-path="Pictures/TablePreview4.svm" manifest:media-type=""/>
  <manifest:file-entry manifest:full-path="Pictures/TablePreview8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9.svm" manifest:media-type=""/>
  <manifest:file-entry manifest:full-path="Pictures/TablePreview7.svm" manifest:media-type=""/>
  <manifest:file-entry manifest:full-path="Pictures/TablePreview5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subtitle">
      <style:graphic-properties draw:fill-color="#ffffff" fo:min-height="9.564cm"/>
    </style:style>
    <style:style style:name="co1" style:family="table-column">
      <style:table-column-properties style:column-width="2.291cm" style:use-optimal-column-width="false"/>
    </style:style>
    <style:style style:name="co2" style:family="table-column">
      <style:table-column-properties style:column-width="3.092cm" style:use-optimal-column-width="false"/>
    </style:style>
    <style:style style:name="co3" style:family="table-column">
      <style:table-column-properties style:column-width="6.247cm" style:use-optimal-column-width="false"/>
    </style:style>
    <style:style style:name="co4" style:family="table-column">
      <style:table-column-properties style:column-width="2.298cm" style:use-optimal-column-width="false"/>
    </style:style>
    <style:style style:name="co5" style:family="table-column">
      <style:table-column-properties style:column-width="2.71cm" style:use-optimal-column-width="false"/>
    </style:style>
    <style:style style:name="co6" style:family="table-column">
      <style:table-column-properties style:column-width="2.807cm" style:use-optimal-column-width="false"/>
    </style:style>
    <style:style style:name="co7" style:family="table-column">
      <style:table-column-properties style:column-width="2.84cm" style:use-optimal-column-width="false"/>
    </style:style>
    <style:style style:name="co8" style:family="table-column">
      <style:table-column-properties style:column-width="6.246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cm"/>
    </style:style>
    <style:style style:name="ro3" style:family="table-row">
      <style:table-row-properties style:row-height="0.945cm"/>
    </style:style>
    <style:style style:name="ce1" style:family="table-cell">
      <style:graphic-properties style:repeat="repeat"/>
      <style:text-properties fo:font-style="italic" style:font-style-asian="italic" style:font-style-complex="italic"/>
    </style:style>
    <style:style style:name="ce2" style:family="table-cell">
      <style:graphic-properties style:repeat="repeat"/>
    </style:style>
    <style:style style:name="P1" style:family="paragraph">
      <style:text-properties fo:font-size="20pt"/>
    </style:style>
    <style:style style:name="P2" style:family="paragraph">
      <style:paragraph-properties fo:text-align="start"/>
    </style:style>
    <style:style style:name="P3" style:family="paragraph">
      <style:text-properties fo:font-style="normal" style:font-style-asian="normal" style:font-style-complex="normal"/>
    </style:style>
    <style:style style:name="P4" style:family="paragraph">
      <style:paragraph-properties fo:text-align="center"/>
    </style:style>
    <style:style style:name="P5" style:family="paragraph">
      <style:text-properties fo:font-style="italic" style:font-style-asian="italic" style:font-style-complex="italic"/>
    </style:style>
    <style:style style:name="P6" style:family="paragraph">
      <style:paragraph-properties fo:text-align="justify"/>
      <style:text-properties fo:font-size="16pt" style:font-size-asian="16pt" style:font-size-complex="16pt"/>
    </style:style>
    <style:style style:name="T1" style:family="text">
      <style:text-properties fo:text-shadow="none"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text-shadow="none" style:text-underline-style="none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ize="24pt" fo:font-style="normal" style:font-size-asian="24pt" style:font-style-asian="normal" style:font-size-complex="24pt" style:font-style-complex="normal"/>
    </style:style>
    <style:style style:name="T11" style:family="text">
      <style:text-properties fo:font-size="24pt" fo:font-style="italic" style:font-size-asian="24pt" style:font-style-asian="italic" style:font-size-complex="24pt" style:font-style-complex="italic"/>
    </style:style>
    <style:style style:name="T12" style:family="text">
      <style:text-properties style:text-underline-style="none" fo:font-weight="bol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style="italic" style:text-underline-style="none" style:font-style-asian="italic" style:font-style-complex="italic"/>
    </style:style>
    <style:style style:name="T15" style:family="text">
      <style:text-properties fo:font-style="normal" style:text-underline-style="none" style:font-style-asian="normal" style:font-style-complex="normal"/>
    </style:style>
    <style:style style:name="T16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font-size="16pt" fo:font-style="italic" style:font-size-asian="16pt" style:font-style-asian="italic" style:font-size-complex="16pt" style:font-style-complex="italic"/>
    </style:style>
    <style:style style:name="T19" style:family="text">
      <style:text-properties fo:font-size="16pt" fo:font-style="normal" style:font-size-asian="16pt" style:font-style-asian="normal" style:font-size-complex="16pt" style:font-style-complex="normal"/>
    </style:style>
    <style:style style:name="T20" style:family="text">
      <style:text-properties fo:font-size="16pt" fo:font-style="normal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AC0422 – 2016/2<text:line-break/>Sistemas Operacionais</text:p>
          </draw:text-box>
        </draw:frame>
        <draw:frame presentation:style-name="pr2" draw:layer="layout" svg:width="25.199cm" svg:height="12.179cm" svg:x="1.4cm" svg:y="4.914cm" presentation:class="subtitle">
          <draw:text-box>
            <text:p>Exercício-programa 2</text:p>
            <text:p>Profº Daniel Macêdo Batista</text:p>
            <text:p/>
            <text:p>Vítor Kei Taira Tamada -8516250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strutura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">Pista</text:span><text:span text:style-name="T2">:</text:span> Vetor de structs</text:p>
                <text:p/>
                <text:p><text:span text:style-name="T3">main()</text:span><text:span text:style-name="T4">:</text:span> Coordenadora</text:p>
                <text:p/>
                <text:p><text:span text:style-name="T3">ciclista()</text:span><text:span text:style-name="T4">:</text:span> Thread</text:p>
                <text:list>
                  <text:list-header>
                    <text:p>Variáveis globais</text:p>
                    <text:p>Barreiras</text:p>
                    <text:p>Mutex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ist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5">Struct com mutex próprio</text:span></text:p>
                <text:list>
                  <text:list-header>
                    <text:p>Controle de mudança de espaço na pista</text:p>
                    <text:p/>
                    <text:p/>
                  </text:list-header>
                </text:list>
                <text:p><text:span text:style-name="T5">Vetor de 2 elementos: lane[2]</text:span></text:p>
                <text:list>
                  <text:list-header>
                    <text:p>Pode haver apenas dois ciclistas um do lado do outro em qualquer dado momento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in(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Inicializa as barreiras, mutex e variáveis globais</text:p>
                <text:p/>
                <text:p>Coordenadora das threads – uma thread além dos 2n ciclistas</text:p>
                <text:p/>
                <text:p>Modo de debug</text:p>
                <text:p/>
                <text:p>Impressão de resultados/relatório ao final da simulação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6">Variáveis globais</text:span><text:span text:style-name="T4">:</text:span> c_r, c_p, c_b, c_eor, t_l, spd30</text:p>
                <text:list>
                  <text:list-header>
                    <text:p><text:span text:style-name="T4">c_r[2]:</text:span> cyclists_running</text:p>
                    <text:list>
                      <text:list-header>
                        <text:p>c_r[<text:span text:style-name="T7">t</text:span>] recebe o número de ciclistas ainda correndo na equipe <text:span text:style-name="T7">t</text:span></text:p>
                      </text:list-header>
                    </text:list>
                    <text:p><text:span text:style-name="T4">c_p[2][16][</text:span><text:span text:style-name="T8">n</text:span><text:span text:style-name="T4">]:</text:span> cyclist_placement</text:p>
                    <text:list>
                      <text:list-header>
                        <text:p>c_p[<text:span text:style-name="T7">t</text:span>][<text:span text:style-name="T7">l</text:span>][<text:span text:style-name="T7">c</text:span>] recebe o ID do ciclista da equipe <text:span text:style-name="T7">t</text:span><text:span text:style-name="T9">, volta </text:span><text:span text:style-name="T7">l</text:span><text:span text:style-name="T9"> e colocação </text:span><text:span text:style-name="T7">c </text:span><text:span text:style-name="T9">em relação à equipe</text:span></text:p>
                      </text:list-header>
                    </text:list>
                    <text:p><text:span text:style-name="T4">c_b[3]:</text:span> cyclists_broken</text:p>
                    <text:list>
                      <text:list-header>
                        <text:p>c_b[<text:span text:style-name="T7">l</text:span>] recebe o ID do ciclista que quebrou na volta 4(<text:span text:style-name="T7">l</text:span>+1)</text:p>
                      </text:list-header>
                    </text:list>
                    <text:p><text:span text:style-name="T4">c_eor[2][2][</text:span><text:span text:style-name="T8">n</text:span><text:span text:style-name="T4">]:</text:span> cyclist_end_of_race:</text:p>
                    <text:list>
                      <text:list-header>
                        <text:p>c_eor[0][<text:span text:style-name="T7">t</text:span><text:span text:style-name="T9">][</text:span><text:span text:style-name="T7">c</text:span><text:span text:style-name="T9">] recebe o ID do ciclista da equipe </text:span><text:span text:style-name="T7">t </text:span><text:span text:style-name="T9">que ficou em </text:span><text:span text:style-name="T7">c</text:span><text:span text:style-name="T9">-ésimo lugar em relação a sua equipe</text:span></text:p>
                        <text:p><text:span text:style-name="T9">c_eor[1][</text:span><text:span text:style-name="T7">t</text:span><text:span text:style-name="T9">]</text:span><text:span text:style-name="T10">[</text:span><text:span text:style-name="T11">c</text:span><text:span text:style-name="T10">] recebe o tempo que o ciclista levou para terminar a corrida</text:span></text:p>
                      </text:list-header>
                    </text:list>
                    <text:p><text:span text:style-name="T4">t_l[2]:</text:span> team_lap</text:p>
                    <text:list>
                      <text:list-header>
                        <text:p>t_l[<text:span text:style-name="T7">t</text:span><text:span text:style-name="T9">] determina</text:span> se a equipe <text:span text:style-name="T7">t</text:span><text:span text:style-name="T9"> inteira</text:span> terminou uma volta</text:p>
                      </text:list-header>
                    </text:list>
                    <text:p><text:span text:style-name="T4">spd30[2]:</text:span> speed_is_30</text:p>
                    <text:list>
                      <text:list-header>
                        <text:p>spd30[<text:span text:style-name="T7">t</text:span><text:span text:style-name="T9">] é uma variável</text:span> Booleana que determina se alguém da equipe <text:span text:style-name="T7">t</text:span><text:span text:style-name="T9"> está</text:span> a 30km/h</text:p>
                      </text:list-header>
                    </text:list>
                  </text:list-header>
                </text:list>
              </text:list-header>
            </text:list>
          </draw:text-box>
        </draw:frame>
        <draw:frame presentation:style-name="pr1" draw:layer="layout" svg:width="25.199cm" svg:height="3.506cm" svg:x="1.4cm" svg:y="0.837cm" presentation:class="title">
          <draw:text-box>
            <text:p>ciclista()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iclista(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3">Três barreiras</text:span><text:span text:style-name="T12">:</text:span> b0, b1, b_aux</text:p>
                <text:list>
                  <text:list-header>
                    <text:p>Threads chegam em <text:span text:style-name="T4">b0</text:span>. Se uma thread for destruída (ciclista quebrar ou terminar a corrida), todas, incluindo a coordenadora e a que foi destruída, param em <text:span text:style-name="T4">b_aux</text:span></text:p>
                    <text:p>Enquanto threads estiverem em <text:span text:style-name="T4">b_aux</text:span>, coordenadora constrói <text:span text:style-name="T4">b1</text:span> para receber uma thread a menos que <text:span text:style-name="T4">b0</text:span></text:p>
                    <text:p>Thread do ciclista que quebrou só é destruída ao passar por <text:span text:style-name="T4">b_aux</text:span></text:p>
                    <text:p>Repetir até corrida acabar</text:p>
                    <text:p><text:span text:style-name="T4">b_n_t:</text:span> barrier_number_of_threads</text:p>
                    <text:list>
                      <text:list-header>
                        <text:p>Variável global que recebe o número de threads que uma barreira que está para ser construída deve esperar</text:p>
                      </text:list-header>
                    </text:list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iclista(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3">Quatro mutex</text:span><text:span text:style-name="T4">:</text:span> c_b_m, e_c_m, c_p_m, s_c_m</text:p>
                <text:list>
                  <text:list-header>
                    <text:p><text:span text:style-name="T4">c_b_m:</text:span> cyclist_break_mutex</text:p>
                    <text:list>
                      <text:list-header>
                        <text:p>Relacionado ao momento da quebra de um ciclista – apenas um ciclista deve quebrar a cada quatro voltas cumpridas</text:p>
                      </text:list-header>
                    </text:list>
                    <text:p><text:span text:style-name="T4">e_c_m:</text:span> end_of_cyclist_mutex</text:p>
                    <text:list>
                      <text:list-header>
                        <text:p>Relacionado à finalização da corrida por um ciclista, seja por quebra ou por correr as 16 voltas – organiza os ciclistas por ordem de término da corrida</text:p>
                      </text:list-header>
                    </text:list>
                    <text:p><text:span text:style-name="T4">c_p_m:</text:span> cyclist_placement_mutex</text:p>
                    <text:list>
                      <text:list-header>
                        <text:p>Relacionado à ordenação dos ciclistas de uma mesma equipe por colocação – ordena os ciclistas de uma mesma equipe por colocação</text:p>
                      </text:list-header>
                    </text:list>
                    <text:p><text:span text:style-name="T4">s_c_m:</text:span> speed_change_mutex</text:p>
                    <text:list>
                      <text:list-header>
                        <text:p>Relacionado à mudança de velocidade de um ciclista – se um ciclista muda para velocidade de 30km/h, todos os que estiverem atrás deverão ter essa mesma velocidade</text:p>
                      </text:list-header>
                    </text:list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iclista(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3">Duas fases por pulso de clock</text:span><text:span text:style-name="T12">:</text:span> quebra de ciclista e movimento de ciclista</text:p>
                <text:p/>
                <text:p><text:span text:style-name="T13">1)</text:span><text:span text:style-name="T4"> </text:span><text:span text:style-name="T13">Quebra de ciclista</text:span></text:p>
                <text:list>
                  <text:list-header>
                    <text:p>Verifica se está em uma volta em que um ciclista quebra e age de acordo (quebrando o ciclista ou não)</text:p>
                  </text:list-header>
                </text:list>
                <text:p/>
                <text:p><text:span text:style-name="T13">2)</text:span><text:span text:style-name="T4"> </text:span><text:span text:style-name="T13">Movimento de ciclista:</text:span></text:p>
                <text:list>
                  <text:list-header>
                    <text:p>Realiza as verificações e ações que resultam no ciclista mover-se ou não (sem espaço a frente para se mover, turno em que o ciclista não se move caso esteja a 30km/h, ...)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iclista(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3">Saída do ciclo de pulsos de clock</text:span><text:span text:style-name="T12">:</text:span> término da corrida ou quebra do ciclista</text:p>
                <text:p/>
                <text:p>1) Remoção do ciclista da pista</text:p>
                <text:p/>
                <text:p>2) Armazenamento de sua colocação bem como tempo que terminou a corrida (caso não tenha saído por quebra)</text:p>
                <text:p/>
                <text:p>3) Ajuste das barreiras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sultados dos testes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header>
                <text:p text:style-name="P2">Especificações do computador utilizado para realizar os testes:</text:p>
                <text:list>
                  <text:list-header>
                    <text:p text:style-name="P2">Intel Core i7-3630QM CPU @ 2.40GHz * 8</text:p>
                    <text:p text:style-name="P2">Ubuntu 14.04 LTS 64-bit</text:p>
                    <text:p text:style-name="P2">7.7 GB de RAM</text:p>
                  </text:list-header>
                </text:list>
                <text:p text:style-name="P2"/>
                <text:p text:style-name="P2">Dados obtidos por meio do comando</text:p>
                <text:list>
                  <text:list-header>
                    <text:p text:style-name="P2">/usr/bin/time -v ./ep2 <text:span text:style-name="T7">d n u</text:span></text:p>
                    <text:list>
                      <text:list-header>
                        <text:p text:style-name="P2"><text:span text:style-name="T7">d</text:span> e <text:span text:style-name="T7">n</text:span> são os argumentos que variam entre os blocos de testes</text:p>
                        <text:p text:style-name="P2">Testes sempre realizados com modo de velocidade uniforme (comando <text:span text:style-name="T14">u</text:span><text:span text:style-name="T15">)</text:span></text:p>
                      </text:list-header>
                    </text:list>
                    <text:p text:style-name="P2"><text:span text:style-name="T3">Tempo</text:span><text:span text:style-name="T4">:</text:span> Elapsed (wall clock) time (h:mm:ss or m:ss)</text:p>
                    <text:p text:style-name="P2"><text:span text:style-name="T3">Espaço</text:span><text:span text:style-name="T4">:</text:span> Maximum resident set size (kbytes)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>
          <draw:text-box>
            <text:p><text:span text:style-name="T9">(</text:span><text:span text:style-name="T7">d</text:span><text:span text:style-name="T9">, </text:span><text:span text:style-name="T7">n</text:span><text:span text:style-name="T9">) = ({250, 650, 1000}, 5)</text:span><text:span text:style-name="T9"><text:line-break/></text:span><text:span text:style-name="T9">Efeito do aumento de </text:span><text:span text:style-name="T7">d</text:span></text:p>
          </draw:text-box>
        </draw:frame>
        <draw:frame draw:style-name="gr2" draw:text-style-name="P4" draw:layer="layout" svg:width="9.08cm" svg:height="9.019cm" svg:x="2.286cm" svg:y="5.87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standard" draw:layer="layout" svg:width="13.155cm" svg:height="3.887cm" svg:x="1.398cm" svg:y="14.94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5"><text:span text:style-name="T7">d</text:span></text:p>
              </table:table-cell>
              <table:table-cell>
                <text:p>Média</text:p>
              </table:table-cell>
              <table:table-cell>
                <text:p>I.C.</text:p>
              </table:table-cell>
            </table:table-row>
            <table:table-row table:style-name="ro1" table:default-cell-style-name="ce2">
              <table:table-cell>
                <text:p>1000</text:p>
              </table:table-cell>
              <table:table-cell>
                <text:p>0.9827</text:p>
              </table:table-cell>
              <table:table-cell>
                <text:p>[0.9254; 1.04]</text:p>
              </table:table-cell>
            </table:table-row>
            <table:table-row table:style-name="ro1" table:default-cell-style-name="ce2">
              <table:table-cell>
                <text:p>650</text:p>
              </table:table-cell>
              <table:table-cell>
                <text:p>0.639</text:p>
              </table:table-cell>
              <table:table-cell>
                <text:p>[0.58567; 0.69233]</text:p>
              </table:table-cell>
            </table:table-row>
            <table:table-row table:style-name="ro1" table:default-cell-style-name="ce2">
              <table:table-cell>
                <text:p>250</text:p>
              </table:table-cell>
              <table:table-cell>
                <text:p>0.252</text:p>
              </table:table-cell>
              <table:table-cell>
                <text:p>[0.236487; 0.26751]</text:p>
              </table:table-cell>
            </table:table-row>
          </table:table>
          <draw:image xlink:href="Pictures/TablePreview1.svm" xlink:type="simple" xlink:show="embed" xlink:actuate="onLoad"/>
        </draw:frame>
        <draw:frame draw:name="Espaço (kilobytes)" draw:style-name="standard" draw:layer="layout" svg:width="14.098cm" svg:height="3.779cm" svg:x="15.399cm" svg:y="14.916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2" table:default-cell-style-name="ce2">
              <table:table-cell table:style-name="ce1">
                <text:p text:style-name="P5"><text:span text:style-name="T7">d</text:span></text:p>
              </table:table-cell>
              <table:table-cell>
                <text:p>Média</text:p>
              </table:table-cell>
              <table:table-cell>
                <text:p>Máximo</text:p>
              </table:table-cell>
              <table:table-cell>
                <text:p>Mínimo</text:p>
              </table:table-cell>
            </table:table-row>
            <table:table-row table:style-name="ro3" table:default-cell-style-name="ce2">
              <table:table-cell>
                <text:p>1000</text:p>
              </table:table-cell>
              <table:table-cell>
                <text:p>923.73</text:p>
              </table:table-cell>
              <table:table-cell>
                <text:p>4744</text:p>
              </table:table-cell>
              <table:table-cell>
                <text:p>792</text:p>
              </table:table-cell>
            </table:table-row>
            <table:table-row table:style-name="ro3" table:default-cell-style-name="ce2">
              <table:table-cell>
                <text:p>650</text:p>
              </table:table-cell>
              <table:table-cell>
                <text:p>839.87</text:p>
              </table:table-cell>
              <table:table-cell>
                <text:p>2692</text:p>
              </table:table-cell>
              <table:table-cell>
                <text:p>776</text:p>
              </table:table-cell>
            </table:table-row>
            <table:table-row table:style-name="ro3" table:default-cell-style-name="ce2">
              <table:table-cell>
                <text:p>250</text:p>
              </table:table-cell>
              <table:table-cell>
                <text:p>888</text:p>
              </table:table-cell>
              <table:table-cell>
                <text:p>4596</text:p>
              </table:table-cell>
              <table:table-cell>
                <text:p>760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6" draw:text-style-name="P6" draw:layer="layout" svg:width="11.867cm" svg:height="10.161cm" svg:x="14.732cm" svg:y="4.615cm" presentation:class="subtitle" presentation:user-transformed="true">
          <draw:text-box>
            <text:p text:style-name="P6"><text:span text:style-name="T16">Espaço</text:span></text:p>
            <text:p text:style-name="P6"><text:span text:style-name="T17"/></text:p>
            <text:p text:style-name="P6"><text:span text:style-name="T17">Na maior parte dos testes para um determinado </text:span><text:span text:style-name="T18">d</text:span><text:span text:style-name="T19"> e </text:span><text:span text:style-name="T18">n</text:span><text:span text:style-name="T19">, o consumo de memória era igual ao mínimo.</text:span></text:p>
            <text:p text:style-name="P6"><text:span text:style-name="T19">Entretanto, havia alguns poucos casos em que o consumo de memória era de valores muito altos, fazendo com que a variância atingisse valores absurdos. Como a média é mais próximo do valor mínimo do que do máximo, conclui-se que esses valores são outliers e, portanto, o consumo de memória deveria ser constantemente do valor mínimo.</text:span></text:p>
            <text:p text:style-name="P6"><text:span text:style-name="T19"/></text:p>
            <text:p text:style-name="P6"><text:span text:style-name="T19">Gráficos não construídos devido os outliers que os estragariam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9">(</text:span><text:span text:style-name="T7">d</text:span><text:span text:style-name="T9">, </text:span><text:span text:style-name="T7">n</text:span><text:span text:style-name="T9">) = ({250, 650, 1000}, 30)</text:span><text:span text:style-name="T9"><text:line-break/></text:span><text:span text:style-name="T9">Efeito do aumento de </text:span><text:span text:style-name="T7">d</text:span></text:p>
          </draw:text-box>
        </draw:frame>
        <draw:frame draw:name="Espaço (kilobytes)" draw:style-name="standard" draw:layer="layout" svg:width="10.654cm" svg:height="3.887cm" svg:x="15.4cm" svg:y="14.917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2" table:default-cell-style-name="ce2">
              <table:table-cell table:style-name="ce1">
                <text:p text:style-name="P5"><text:span text:style-name="T7">d</text:span></text:p>
              </table:table-cell>
              <table:table-cell>
                <text:p>Média</text:p>
              </table:table-cell>
              <table:table-cell>
                <text:p>Máximo</text:p>
              </table:table-cell>
              <table:table-cell>
                <text:p>Mínimo</text:p>
              </table:table-cell>
            </table:table-row>
            <table:table-row table:style-name="ro3" table:default-cell-style-name="ce2">
              <table:table-cell>
                <text:p>1000</text:p>
              </table:table-cell>
              <table:table-cell>
                <text:p>1345.5</text:p>
              </table:table-cell>
              <table:table-cell>
                <text:p>5100</text:p>
              </table:table-cell>
              <table:table-cell>
                <text:p>1216</text:p>
              </table:table-cell>
            </table:table-row>
            <table:table-row table:style-name="ro3" table:default-cell-style-name="ce2">
              <table:table-cell>
                <text:p>650</text:p>
              </table:table-cell>
              <table:table-cell>
                <text:p>2169.6</text:p>
              </table:table-cell>
              <table:table-cell>
                <text:p>5108</text:p>
              </table:table-cell>
              <table:table-cell>
                <text:p>1200</text:p>
              </table:table-cell>
            </table:table-row>
            <table:table-row table:style-name="ro3" table:default-cell-style-name="ce2">
              <table:table-cell>
                <text:p>250</text:p>
              </table:table-cell>
              <table:table-cell>
                <text:p>1834.5</text:p>
              </table:table-cell>
              <table:table-cell>
                <text:p>5112</text:p>
              </table:table-cell>
              <table:table-cell>
                <text:p>1180</text:p>
              </table:table-cell>
            </table:table-row>
          </table:table>
          <draw:image xlink:href="Pictures/TablePreview3.svm" xlink:type="simple" xlink:show="embed" xlink:actuate="onLoad"/>
        </draw:frame>
        <draw:frame presentation:style-name="pr6" draw:text-style-name="P6" draw:layer="layout" svg:width="11.867cm" svg:height="10.161cm" svg:x="14.733cm" svg:y="4.616cm">
          <draw:text-box>
            <text:p text:style-name="P6"><text:span text:style-name="T20">Espaço</text:span></text:p>
            <text:p text:style-name="P6"><text:span text:style-name="T17"/></text:p>
            <text:p text:style-name="P6"><text:span text:style-name="T17">Na maior parte dos testes para um determinado </text:span><text:span text:style-name="T18">d</text:span><text:span text:style-name="T19"> e </text:span><text:span text:style-name="T18">n</text:span><text:span text:style-name="T19">, o consumo de memória era igual ao mínimo.</text:span></text:p>
            <text:p text:style-name="P6"><text:span text:style-name="T19">Entretanto, havia alguns poucos casos em que o consumo de memória era de valores muito altos, fazendo com que a variância atingisse valores absurdos. Como a média é mais próximo do valor mínimo do que do máximo, conclui-se que esses valores são outliers e, portanto, o consumo de memória deveria ser constantemente do valor mínimo.</text:span></text:p>
            <text:p text:style-name="P6"><text:span text:style-name="T19"/></text:p>
            <text:p text:style-name="P6"><text:span text:style-name="T19">Gráficos não construídos devido os outliers que os estragariam.</text:span></text:p>
          </draw:text-box>
        </draw:frame>
        <draw:frame draw:style-name="gr2" draw:text-style-name="P4" draw:layer="layout" svg:width="9.08cm" svg:height="9.019cm" svg:x="2.287cm" svg:y="5.874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standard" draw:layer="layout" svg:width="11.629cm" svg:height="3.887cm" svg:x="1.399cm" svg:y="14.94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5"><text:span text:style-name="T7">d</text:span></text:p>
              </table:table-cell>
              <table:table-cell>
                <text:p>Média</text:p>
              </table:table-cell>
              <table:table-cell>
                <text:p>I.C.</text:p>
              </table:table-cell>
            </table:table-row>
            <table:table-row table:style-name="ro1" table:default-cell-style-name="ce2">
              <table:table-cell>
                <text:p>1000</text:p>
              </table:table-cell>
              <table:table-cell>
                <text:p>5.977</text:p>
              </table:table-cell>
              <table:table-cell>
                <text:p>[5.808; 6.14523]</text:p>
              </table:table-cell>
            </table:table-row>
            <table:table-row table:style-name="ro1" table:default-cell-style-name="ce2">
              <table:table-cell>
                <text:p>650</text:p>
              </table:table-cell>
              <table:table-cell>
                <text:p>3.906</text:p>
              </table:table-cell>
              <table:table-cell>
                <text:p>[3.831; 3.981]</text:p>
              </table:table-cell>
            </table:table-row>
            <table:table-row table:style-name="ro1" table:default-cell-style-name="ce2">
              <table:table-cell>
                <text:p>250</text:p>
              </table:table-cell>
              <table:table-cell>
                <text:p>1.544</text:p>
              </table:table-cell>
              <table:table-cell>
                <text:p>[1.525; 1.563]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9">(</text:span><text:span text:style-name="T7">d</text:span><text:span text:style-name="T9">, </text:span><text:span text:style-name="T7">n</text:span><text:span text:style-name="T9">) = ({250, 650, 1000}, 62)</text:span><text:span text:style-name="T9"><text:line-break/></text:span><text:span text:style-name="T9">Efeito do aumento de </text:span><text:span text:style-name="T7">d</text:span></text:p>
          </draw:text-box>
        </draw:frame>
        <draw:frame draw:name="Espaço (kilobytes)" draw:style-name="standard" draw:layer="layout" svg:width="10.654cm" svg:height="3.887cm" svg:x="15.41cm" svg:y="14.919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2" table:default-cell-style-name="ce2">
              <table:table-cell table:style-name="ce1">
                <text:p text:style-name="P5"><text:span text:style-name="T7">d</text:span></text:p>
              </table:table-cell>
              <table:table-cell>
                <text:p>Média</text:p>
              </table:table-cell>
              <table:table-cell>
                <text:p>Máximo</text:p>
              </table:table-cell>
              <table:table-cell>
                <text:p>Mínimo</text:p>
              </table:table-cell>
            </table:table-row>
            <table:table-row table:style-name="ro3" table:default-cell-style-name="ce2">
              <table:table-cell>
                <text:p>1000</text:p>
              </table:table-cell>
              <table:table-cell>
                <text:p>2144.1</text:p>
              </table:table-cell>
              <table:table-cell>
                <text:p>5644</text:p>
              </table:table-cell>
              <table:table-cell>
                <text:p>1756</text:p>
              </table:table-cell>
            </table:table-row>
            <table:table-row table:style-name="ro3" table:default-cell-style-name="ce2">
              <table:table-cell>
                <text:p>650</text:p>
              </table:table-cell>
              <table:table-cell>
                <text:p>2648.5</text:p>
              </table:table-cell>
              <table:table-cell>
                <text:p>5636</text:p>
              </table:table-cell>
              <table:table-cell>
                <text:p>1740</text:p>
              </table:table-cell>
            </table:table-row>
            <table:table-row table:style-name="ro3" table:default-cell-style-name="ce2">
              <table:table-cell>
                <text:p>250</text:p>
              </table:table-cell>
              <table:table-cell>
                <text:p>2107.7</text:p>
              </table:table-cell>
              <table:table-cell>
                <text:p>5636</text:p>
              </table:table-cell>
              <table:table-cell>
                <text:p>1180</text:p>
              </table:table-cell>
            </table:table-row>
          </table:table>
          <draw:image xlink:href="Pictures/TablePreview5.svm" xlink:type="simple" xlink:show="embed" xlink:actuate="onLoad"/>
        </draw:frame>
        <draw:frame presentation:style-name="pr6" draw:text-style-name="P6" draw:layer="layout" svg:width="11.867cm" svg:height="10.161cm" svg:x="14.743cm" svg:y="4.618cm">
          <draw:text-box>
            <text:p text:style-name="P6"><text:span text:style-name="T20">Espaço</text:span></text:p>
            <text:p text:style-name="P6"><text:span text:style-name="T17"/></text:p>
            <text:p text:style-name="P6"><text:span text:style-name="T17">Na maior parte dos testes para um determinado </text:span><text:span text:style-name="T18">d</text:span><text:span text:style-name="T19"> e </text:span><text:span text:style-name="T18">n</text:span><text:span text:style-name="T19">, o consumo de memória era igual ao mínimo.</text:span></text:p>
            <text:p text:style-name="P6"><text:span text:style-name="T19">Entretanto, havia alguns poucos casos em que o consumo de memória era de valores muito altos, fazendo com que a variância atingisse valores absurdos. Como a média é mais próximo do valor mínimo do que do máximo, conclui-se que esses valores são outliers e, portanto, o consumo de memória deveria ser constantemente do valor mínimo.</text:span></text:p>
            <text:p text:style-name="P6"><text:span text:style-name="T19"/></text:p>
            <text:p text:style-name="P6"><text:span text:style-name="T19">Gráficos não construídos devido os outliers que os estragariam.</text:span></text:p>
          </draw:text-box>
        </draw:frame>
        <draw:frame draw:style-name="gr2" draw:text-style-name="P4" draw:layer="layout" svg:width="9.08cm" svg:height="9.019cm" svg:x="2.297cm" svg:y="5.876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standard" draw:layer="layout" svg:width="11.629cm" svg:height="3.887cm" svg:x="1.409cm" svg:y="14.94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5"><text:span text:style-name="T7">d</text:span></text:p>
              </table:table-cell>
              <table:table-cell>
                <text:p>Média</text:p>
              </table:table-cell>
              <table:table-cell>
                <text:p>I.C.</text:p>
              </table:table-cell>
            </table:table-row>
            <table:table-row table:style-name="ro1" table:default-cell-style-name="ce2">
              <table:table-cell>
                <text:p>1000</text:p>
              </table:table-cell>
              <table:table-cell>
                <text:p>11.506</text:p>
              </table:table-cell>
              <table:table-cell>
                <text:p>[11.349; 11.6632]</text:p>
              </table:table-cell>
            </table:table-row>
            <table:table-row table:style-name="ro1" table:default-cell-style-name="ce2">
              <table:table-cell>
                <text:p>650</text:p>
              </table:table-cell>
              <table:table-cell>
                <text:p>7.482</text:p>
              </table:table-cell>
              <table:table-cell>
                <text:p>[7.33; 7.64]</text:p>
              </table:table-cell>
            </table:table-row>
            <table:table-row table:style-name="ro1" table:default-cell-style-name="ce2">
              <table:table-cell>
                <text:p>250</text:p>
              </table:table-cell>
              <table:table-cell>
                <text:p>2.9163</text:p>
              </table:table-cell>
              <table:table-cell>
                <text:p>[2.731; 3.102]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9">(</text:span><text:span text:style-name="T7">d</text:span><text:span text:style-name="T9">, </text:span><text:span text:style-name="T7">n</text:span><text:span text:style-name="T9">) = (250, {5, 30, 62})</text:span><text:span text:style-name="T9"><text:line-break/></text:span><text:span text:style-name="T9">Efeito do aumento de </text:span><text:span text:style-name="T7">n</text:span></text:p>
          </draw:text-box>
        </draw:frame>
        <draw:frame draw:name="Espaço (kilobytes)" draw:style-name="standard" draw:layer="layout" svg:width="14.098cm" svg:height="3.779cm" svg:x="15.42cm" svg:y="14.921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2" table:default-cell-style-name="ce2">
              <table:table-cell table:style-name="ce1">
                <text:p text:style-name="P5"><text:span text:style-name="T7">n</text:span></text:p>
              </table:table-cell>
              <table:table-cell>
                <text:p>Média</text:p>
              </table:table-cell>
              <table:table-cell>
                <text:p>Máximo</text:p>
              </table:table-cell>
              <table:table-cell>
                <text:p>Mínimo</text:p>
              </table:table-cell>
            </table:table-row>
            <table:table-row table:style-name="ro3" table:default-cell-style-name="ce2">
              <table:table-cell>
                <text:p>62</text:p>
              </table:table-cell>
              <table:table-cell>
                <text:p>2107.7</text:p>
              </table:table-cell>
              <table:table-cell>
                <text:p>5636</text:p>
              </table:table-cell>
              <table:table-cell>
                <text:p>1720</text:p>
              </table:table-cell>
            </table:table-row>
            <table:table-row table:style-name="ro3" table:default-cell-style-name="ce2">
              <table:table-cell>
                <text:p>30</text:p>
              </table:table-cell>
              <table:table-cell>
                <text:p>1834.5</text:p>
              </table:table-cell>
              <table:table-cell>
                <text:p>5112</text:p>
              </table:table-cell>
              <table:table-cell>
                <text:p>1180</text:p>
              </table:table-cell>
            </table:table-row>
            <table:table-row table:style-name="ro3" table:default-cell-style-name="ce2">
              <table:table-cell>
                <text:p>5</text:p>
              </table:table-cell>
              <table:table-cell>
                <text:p>888.0</text:p>
              </table:table-cell>
              <table:table-cell>
                <text:p>4596</text:p>
              </table:table-cell>
              <table:table-cell>
                <text:p>760</text:p>
              </table:table-cell>
            </table:table-row>
          </table:table>
          <draw:image xlink:href="Pictures/TablePreview7.svm" xlink:type="simple" xlink:show="embed" xlink:actuate="onLoad"/>
        </draw:frame>
        <draw:frame presentation:style-name="pr6" draw:text-style-name="P6" draw:layer="layout" svg:width="11.867cm" svg:height="10.161cm" svg:x="14.753cm" svg:y="4.62cm">
          <draw:text-box>
            <text:p text:style-name="P6"><text:span text:style-name="T20">Espaço</text:span></text:p>
            <text:p text:style-name="P6"><text:span text:style-name="T17"/></text:p>
            <text:p text:style-name="P6"><text:span text:style-name="T17">Na maior parte dos testes para um determinado </text:span><text:span text:style-name="T18">d</text:span><text:span text:style-name="T19"> e </text:span><text:span text:style-name="T18">n</text:span><text:span text:style-name="T19">, o consumo de memória era igual ao mínimo.</text:span></text:p>
            <text:p text:style-name="P6"><text:span text:style-name="T19">Entretanto, havia alguns poucos casos em que o consumo de memória era de valores muito altos, fazendo com que a variância atingisse valores absurdos. Como a média é mais próximo do valor mínimo do que do máximo, conclui-se que esses valores são outliers e, portanto, o consumo de memória deveria ser constantemente do valor mínimo.</text:span></text:p>
            <text:p text:style-name="P6"><text:span text:style-name="T19"/></text:p>
            <text:p text:style-name="P6"><text:span text:style-name="T19">Gráficos não construídos devido os outliers que os estragariam.</text:span></text:p>
          </draw:text-box>
        </draw:frame>
        <draw:frame draw:style-name="gr2" draw:text-style-name="P4" draw:layer="layout" svg:width="9.08cm" svg:height="9.019cm" svg:x="2.307cm" svg:y="5.878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standard" draw:layer="layout" svg:width="11.629cm" svg:height="3.887cm" svg:x="1.419cm" svg:y="14.94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8"/>
            <table:table-row table:style-name="ro1" table:default-cell-style-name="ce2">
              <table:table-cell table:style-name="ce1">
                <text:p><text:span text:style-name="T7">n</text:span></text:p>
              </table:table-cell>
              <table:table-cell>
                <text:p>Média</text:p>
              </table:table-cell>
              <table:table-cell>
                <text:p>I.C.</text:p>
              </table:table-cell>
            </table:table-row>
            <table:table-row table:style-name="ro1" table:default-cell-style-name="ce2">
              <table:table-cell>
                <text:p>62</text:p>
              </table:table-cell>
              <table:table-cell>
                <text:p>2.9163</text:p>
              </table:table-cell>
              <table:table-cell>
                <text:p>[2.731; 3.102]</text:p>
              </table:table-cell>
            </table:table-row>
            <table:table-row table:style-name="ro1" table:default-cell-style-name="ce2">
              <table:table-cell>
                <text:p>30</text:p>
              </table:table-cell>
              <table:table-cell>
                <text:p>1.544</text:p>
              </table:table-cell>
              <table:table-cell>
                <text:p>[1.525; 1.563]</text:p>
              </table:table-cell>
            </table:table-row>
            <table:table-row table:style-name="ro1" table:default-cell-style-name="ce2">
              <table:table-cell>
                <text:p>5</text:p>
              </table:table-cell>
              <table:table-cell>
                <text:p>0.252</text:p>
              </table:table-cell>
              <table:table-cell>
                <text:p>[0.2365; 0.2675]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9">(</text:span><text:span text:style-name="T7">d</text:span><text:span text:style-name="T9">, </text:span><text:span text:style-name="T7">n</text:span><text:span text:style-name="T9">) = (650, {5, 30, 62})</text:span><text:span text:style-name="T9"><text:line-break/></text:span><text:span text:style-name="T9">Efeito do aumento de </text:span><text:span text:style-name="T7">n</text:span></text:p>
          </draw:text-box>
        </draw:frame>
        <draw:frame draw:name="Espaço (kilobytes)" draw:style-name="standard" draw:layer="layout" svg:width="14.098cm" svg:height="3.779cm" svg:x="15.43cm" svg:y="14.923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2" table:default-cell-style-name="ce2">
              <table:table-cell table:style-name="ce1">
                <text:p text:style-name="P5"><text:span text:style-name="T7">n</text:span></text:p>
              </table:table-cell>
              <table:table-cell>
                <text:p>Média</text:p>
              </table:table-cell>
              <table:table-cell>
                <text:p>Máximo</text:p>
              </table:table-cell>
              <table:table-cell>
                <text:p>Mínimo</text:p>
              </table:table-cell>
            </table:table-row>
            <table:table-row table:style-name="ro3" table:default-cell-style-name="ce2">
              <table:table-cell>
                <text:p>62</text:p>
              </table:table-cell>
              <table:table-cell>
                <text:p>2648.5</text:p>
              </table:table-cell>
              <table:table-cell>
                <text:p>5636</text:p>
              </table:table-cell>
              <table:table-cell>
                <text:p>1740</text:p>
              </table:table-cell>
            </table:table-row>
            <table:table-row table:style-name="ro3" table:default-cell-style-name="ce2">
              <table:table-cell>
                <text:p>30</text:p>
              </table:table-cell>
              <table:table-cell>
                <text:p>2169.6</text:p>
              </table:table-cell>
              <table:table-cell>
                <text:p>5108</text:p>
              </table:table-cell>
              <table:table-cell>
                <text:p>1200</text:p>
              </table:table-cell>
            </table:table-row>
            <table:table-row table:style-name="ro3" table:default-cell-style-name="ce2">
              <table:table-cell>
                <text:p>5</text:p>
              </table:table-cell>
              <table:table-cell>
                <text:p>839.9</text:p>
              </table:table-cell>
              <table:table-cell>
                <text:p>2692</text:p>
              </table:table-cell>
              <table:table-cell>
                <text:p>776</text:p>
              </table:table-cell>
            </table:table-row>
          </table:table>
          <draw:image xlink:href="Pictures/TablePreview9.svm" xlink:type="simple" xlink:show="embed" xlink:actuate="onLoad"/>
        </draw:frame>
        <draw:frame presentation:style-name="pr6" draw:text-style-name="P6" draw:layer="layout" svg:width="11.867cm" svg:height="10.161cm" svg:x="14.763cm" svg:y="4.622cm">
          <draw:text-box>
            <text:p text:style-name="P6"><text:span text:style-name="T20">Espaço</text:span></text:p>
            <text:p text:style-name="P6"><text:span text:style-name="T17"/></text:p>
            <text:p text:style-name="P6"><text:span text:style-name="T17">Na maior parte dos testes para um determinado </text:span><text:span text:style-name="T18">d</text:span><text:span text:style-name="T19"> e </text:span><text:span text:style-name="T18">n</text:span><text:span text:style-name="T19">, o consumo de memória era igual ao mínimo.</text:span></text:p>
            <text:p text:style-name="P6"><text:span text:style-name="T19">Entretanto, havia alguns poucos casos em que o consumo de memória era de valores muito altos, fazendo com que a variância atingisse valores absurdos. Como a média é mais próximo do valor mínimo do que do máximo, conclui-se que esses valores são outliers e, portanto, o consumo de memória deveria ser constantemente do valor mínimo.</text:span></text:p>
            <text:p text:style-name="P6"><text:span text:style-name="T19"/></text:p>
            <text:p text:style-name="P6"><text:span text:style-name="T19">Gráficos não construídos devido os outliers que os estragariam.</text:span></text:p>
          </draw:text-box>
        </draw:frame>
        <draw:frame draw:style-name="gr2" draw:text-style-name="P4" draw:layer="layout" svg:width="9.08cm" svg:height="9.019cm" svg:x="2.317cm" svg:y="5.88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standard" draw:layer="layout" svg:width="11.629cm" svg:height="3.887cm" svg:x="1.429cm" svg:y="14.9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8"/>
            <table:table-row table:style-name="ro1" table:default-cell-style-name="ce2">
              <table:table-cell table:style-name="ce1">
                <text:p><text:span text:style-name="T7">n</text:span></text:p>
              </table:table-cell>
              <table:table-cell>
                <text:p>Média</text:p>
              </table:table-cell>
              <table:table-cell>
                <text:p>I.C.</text:p>
              </table:table-cell>
            </table:table-row>
            <table:table-row table:style-name="ro1" table:default-cell-style-name="ce2">
              <table:table-cell>
                <text:p>62</text:p>
              </table:table-cell>
              <table:table-cell>
                <text:p>7.482</text:p>
              </table:table-cell>
              <table:table-cell>
                <text:p>[7.327; 7.637]</text:p>
              </table:table-cell>
            </table:table-row>
            <table:table-row table:style-name="ro1" table:default-cell-style-name="ce2">
              <table:table-cell>
                <text:p>30</text:p>
              </table:table-cell>
              <table:table-cell>
                <text:p>3.906</text:p>
              </table:table-cell>
              <table:table-cell>
                <text:p>[3.831; 3.981]</text:p>
              </table:table-cell>
            </table:table-row>
            <table:table-row table:style-name="ro1" table:default-cell-style-name="ce2">
              <table:table-cell>
                <text:p>5</text:p>
              </table:table-cell>
              <table:table-cell>
                <text:p>0.639</text:p>
              </table:table-cell>
              <table:table-cell>
                <text:p>[0.5857; 0.692]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9">(</text:span><text:span text:style-name="T7">d</text:span><text:span text:style-name="T9">, </text:span><text:span text:style-name="T7">n</text:span><text:span text:style-name="T9">) = (1000, {5, 30, 62})</text:span><text:span text:style-name="T9"><text:line-break/></text:span><text:span text:style-name="T9">Efeito do aumento de </text:span><text:span text:style-name="T7">n</text:span></text:p>
          </draw:text-box>
        </draw:frame>
        <draw:frame draw:name="Espaço (kilobytes)" draw:style-name="standard" draw:layer="layout" svg:width="10.654cm" svg:height="3.887cm" svg:x="15.43cm" svg:y="14.923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2" table:default-cell-style-name="ce2">
              <table:table-cell table:style-name="ce1">
                <text:p text:style-name="P5"><text:span text:style-name="T7">n</text:span></text:p>
              </table:table-cell>
              <table:table-cell>
                <text:p>Média</text:p>
              </table:table-cell>
              <table:table-cell>
                <text:p>Máximo</text:p>
              </table:table-cell>
              <table:table-cell>
                <text:p>Mínimo</text:p>
              </table:table-cell>
            </table:table-row>
            <table:table-row table:style-name="ro3" table:default-cell-style-name="ce2">
              <table:table-cell>
                <text:p>62</text:p>
              </table:table-cell>
              <table:table-cell>
                <text:p>2144.1</text:p>
              </table:table-cell>
              <table:table-cell>
                <text:p>5644</text:p>
              </table:table-cell>
              <table:table-cell>
                <text:p>1756</text:p>
              </table:table-cell>
            </table:table-row>
            <table:table-row table:style-name="ro3" table:default-cell-style-name="ce2">
              <table:table-cell>
                <text:p>30</text:p>
              </table:table-cell>
              <table:table-cell>
                <text:p>1345.5</text:p>
              </table:table-cell>
              <table:table-cell>
                <text:p>5100</text:p>
              </table:table-cell>
              <table:table-cell>
                <text:p>1216</text:p>
              </table:table-cell>
            </table:table-row>
            <table:table-row table:style-name="ro3" table:default-cell-style-name="ce2">
              <table:table-cell>
                <text:p>5</text:p>
              </table:table-cell>
              <table:table-cell>
                <text:p>923.7</text:p>
              </table:table-cell>
              <table:table-cell>
                <text:p>4744</text:p>
              </table:table-cell>
              <table:table-cell>
                <text:p>792</text:p>
              </table:table-cell>
            </table:table-row>
          </table:table>
          <draw:image xlink:href="Pictures/TablePreview11.svm" xlink:type="simple" xlink:show="embed" xlink:actuate="onLoad"/>
        </draw:frame>
        <draw:frame presentation:style-name="pr6" draw:text-style-name="P6" draw:layer="layout" svg:width="11.867cm" svg:height="10.161cm" svg:x="14.763cm" svg:y="4.622cm">
          <draw:text-box>
            <text:p text:style-name="P6"><text:span text:style-name="T20">Espaço</text:span></text:p>
            <text:p text:style-name="P6"><text:span text:style-name="T17"/></text:p>
            <text:p text:style-name="P6"><text:span text:style-name="T17">Na maior parte dos testes para um determinado </text:span><text:span text:style-name="T18">d</text:span><text:span text:style-name="T19"> e </text:span><text:span text:style-name="T18">n</text:span><text:span text:style-name="T19">, o consumo de memória era igual ao mínimo.</text:span></text:p>
            <text:p text:style-name="P6"><text:span text:style-name="T19">Entretanto, havia alguns poucos casos em que o consumo de memória era de valores muito altos, fazendo com que a variância atingisse valores absurdos. Como a média é mais próximo do valor mínimo do que do máximo, conclui-se que esses valores são outliers e, portanto, o consumo de memória deveria ser constantemente do valor mínimo.</text:span></text:p>
            <text:p text:style-name="P6"><text:span text:style-name="T19"/></text:p>
            <text:p text:style-name="P6"><text:span text:style-name="T19">Gráficos não construídos devido os outliers que os estragariam.</text:span></text:p>
          </draw:text-box>
        </draw:frame>
        <draw:frame draw:style-name="gr2" draw:text-style-name="P4" draw:layer="layout" svg:width="9.08cm" svg:height="9.019cm" svg:x="2.317cm" svg:y="5.88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standard" draw:layer="layout" svg:width="11.628cm" svg:height="3.887cm" svg:x="1.429cm" svg:y="14.9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8"/>
            <table:table-row table:style-name="ro1" table:default-cell-style-name="ce2">
              <table:table-cell table:style-name="ce1">
                <text:p><text:span text:style-name="T7">n</text:span></text:p>
              </table:table-cell>
              <table:table-cell>
                <text:p>Média</text:p>
              </table:table-cell>
              <table:table-cell>
                <text:p>I.C.</text:p>
              </table:table-cell>
            </table:table-row>
            <table:table-row table:style-name="ro1" table:default-cell-style-name="ce2">
              <table:table-cell>
                <text:p>62</text:p>
              </table:table-cell>
              <table:table-cell>
                <text:p>11.506</text:p>
              </table:table-cell>
              <table:table-cell>
                <text:p>[11.349; 11.663]</text:p>
              </table:table-cell>
            </table:table-row>
            <table:table-row table:style-name="ro1" table:default-cell-style-name="ce2">
              <table:table-cell>
                <text:p>30</text:p>
              </table:table-cell>
              <table:table-cell>
                <text:p>5.977</text:p>
              </table:table-cell>
              <table:table-cell>
                <text:p>[5.809; 6.145]</text:p>
              </table:table-cell>
            </table:table-row>
            <table:table-row table:style-name="ro1" table:default-cell-style-name="ce2">
              <table:table-cell>
                <text:p>5</text:p>
              </table:table-cell>
              <table:table-cell>
                <text:p>0.9827</text:p>
              </table:table-cell>
              <table:table-cell>
                <text:p>[0.925; 1.04]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4"/>
                <text:p text:style-name="P4"/>
                <text:p text:style-name="P4">FIM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6T21:06:01.611935363</meta:creation-date>
    <dc:date>2016-10-17T01:20:43.994853919</dc:date>
    <meta:editing-duration>PT3H35M40S</meta:editing-duration>
    <meta:editing-cycles>101</meta:editing-cycles>
    <meta:generator>LibreOffice/4.2.8.2$Linux_X86_64 LibreOffice_project/420m0$Build-2</meta:generator>
    <meta:document-statistic meta:object-count="10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081cm" svg:height="9.02cm" xlink:href="." xlink:type="simple" chart:class="chart:bar" chart:style-name="ch1">
        <chart:title svg:x="3.809cm" svg:y="0.316cm" chart:style-name="ch2">
          <text:p>Tempo</text:p>
        </chart:title>
        <chart:subtitle svg:x="4.033cm" svg:y="1.301cm" chart:style-name="ch3">
          <text:p>n = 5</text:p>
        </chart:subtitle>
        <chart:plot-area chart:style-name="ch4" chart:data-source-has-labels="both" svg:x="1.192cm" svg:y="2.19cm" svg:width="7.708cm" svg:height="5.669cm">
          <chartooo:coordinate-region svg:x="1.919cm" svg:y="2.39cm" svg:width="6.981cm" svg:height="4.822cm"/>
          <chart:axis chart:dimension="x" chart:name="primary-x" chart:style-name="ch5" chartooo:axis-type="auto">
            <chartooo:date-scale/>
            <chart:title svg:x="3.163cm" svg:y="8.039cm" chart:style-name="ch6">
              <text:p>Comprimento da pista (d)</text:p>
            </chart:title>
            <chart:categories table:cell-range-address="local-table.$A$2:.$A$4"/>
          </chart:axis>
          <chart:axis chart:dimension="y" chart:name="primary-y" chart:style-name="ch7">
            <chart:title svg:x="0.451cm" svg:y="6.047cm" chart:style-name="ch8">
              <text:p>Segundos (s)</text:p>
            </chart:title>
            <chart:grid chart:style-name="ch9" chart:class="major"/>
          </chart:axis>
          <chart:series chart:style-name="ch10" chart:values-cell-range-address="local-table.$B$2:.$B$4" chart:label-cell-address="local-table.$B$1" chart:class="chart:bar">
            <chart:data-point chart:repeated="3"/>
          </chart:series>
          <chart:series chart:style-name="ch11" chart:values-cell-range-address="local-table.$C$2:.$C$4" chart:label-cell-address="local-table.$C$1" chart:class="chart:bar">
            <chart:data-point chart:repeated="3"/>
          </chart:series>
          <chart:series chart:style-name="ch12" chart:values-cell-range-address="local-table.$D$2:.$D$4" chart:label-cell-address="local-table.$D$1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1000</text:p>
              </table:table-cell>
              <table:table-cell office:value-type="float" office:value="0.9254">
                <text:p>0.9254</text:p>
              </table:table-cell>
              <table:table-cell office:value-type="float" office:value="0.9827">
                <text:p>0.9827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58567">
                <text:p>0.58567</text:p>
              </table:table-cell>
              <table:table-cell office:value-type="float" office:value="0.639">
                <text:p>0.639</text:p>
              </table:table-cell>
              <table:table-cell office:value-type="float" office:value="0.69233">
                <text:p>0.6923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236487">
                <text:p>0.236487</text:p>
              </table:table-cell>
              <table:table-cell office:value-type="float" office:value="0.252">
                <text:p>0.252</text:p>
              </table:table-cell>
              <table:table-cell office:value-type="float" office:value="0.26751">
                <text:p>0.267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081cm" svg:height="9.02cm" xlink:href="." xlink:type="simple" chart:class="chart:bar" chart:style-name="ch1">
        <chart:title svg:x="3.809cm" svg:y="0.316cm" chart:style-name="ch2">
          <text:p>Tempo</text:p>
        </chart:title>
        <chart:subtitle svg:x="3.927cm" svg:y="1.301cm" chart:style-name="ch3">
          <text:p>n = 30</text:p>
        </chart:subtitle>
        <chart:plot-area chart:style-name="ch4" chart:data-source-has-labels="both" svg:x="1.192cm" svg:y="2.19cm" svg:width="7.708cm" svg:height="5.669cm">
          <chartooo:coordinate-region svg:x="1.628cm" svg:y="2.39cm" svg:width="7.272cm" svg:height="4.822cm"/>
          <chart:axis chart:dimension="x" chart:name="primary-x" chart:style-name="ch5" chartooo:axis-type="auto">
            <chartooo:date-scale/>
            <chart:title svg:x="3.163cm" svg:y="8.039cm" chart:style-name="ch6">
              <text:p>Comprimento da pista (d)</text:p>
            </chart:title>
            <chart:categories table:cell-range-address="local-table.$A$2:.$A$4"/>
          </chart:axis>
          <chart:axis chart:dimension="y" chart:name="primary-y" chart:style-name="ch7">
            <chart:title svg:x="0.451cm" svg:y="6.047cm" chart:style-name="ch8">
              <text:p>Segundos (s)</text:p>
            </chart:title>
            <chart:grid chart:style-name="ch9" chart:class="major"/>
          </chart:axis>
          <chart:series chart:style-name="ch10" chart:values-cell-range-address="local-table.$B$2:.$B$4" chart:label-cell-address="local-table.$B$1" chart:class="chart:bar">
            <chart:data-point chart:repeated="3"/>
          </chart:series>
          <chart:series chart:style-name="ch11" chart:values-cell-range-address="local-table.$C$2:.$C$4" chart:label-cell-address="local-table.$C$1" chart:class="chart:bar">
            <chart:data-point chart:repeated="3"/>
          </chart:series>
          <chart:series chart:style-name="ch12" chart:values-cell-range-address="local-table.$D$2:.$D$4" chart:label-cell-address="local-table.$D$1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1000</text:p>
              </table:table-cell>
              <table:table-cell office:value-type="float" office:value="5.808">
                <text:p>5.808</text:p>
              </table:table-cell>
              <table:table-cell office:value-type="float" office:value="5.977">
                <text:p>5.977</text:p>
              </table:table-cell>
              <table:table-cell office:value-type="float" office:value="6.14523">
                <text:p>6.1452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3.831">
                <text:p>3.831</text:p>
              </table:table-cell>
              <table:table-cell office:value-type="float" office:value="3.906">
                <text:p>3.906</text:p>
              </table:table-cell>
              <table:table-cell office:value-type="float" office:value="3.981">
                <text:p>3.98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525">
                <text:p>1.525</text:p>
              </table:table-cell>
              <table:table-cell office:value-type="float" office:value="1.544">
                <text:p>1.544</text:p>
              </table:table-cell>
              <table:table-cell office:value-type="float" office:value="1.563">
                <text:p>1.56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081cm" svg:height="9.02cm" xlink:href="." xlink:type="simple" chart:class="chart:bar" chart:style-name="ch1">
        <chart:title svg:x="3.809cm" svg:y="0.316cm" chart:style-name="ch2">
          <text:p>Tempo</text:p>
        </chart:title>
        <chart:subtitle svg:x="3.927cm" svg:y="1.301cm" chart:style-name="ch3">
          <text:p>n = 62</text:p>
        </chart:subtitle>
        <chart:plot-area chart:style-name="ch4" chart:data-source-has-labels="both" svg:x="1.192cm" svg:y="2.19cm" svg:width="7.708cm" svg:height="5.669cm">
          <chartooo:coordinate-region svg:x="1.813cm" svg:y="2.39cm" svg:width="7.087cm" svg:height="4.822cm"/>
          <chart:axis chart:dimension="x" chart:name="primary-x" chart:style-name="ch5" chartooo:axis-type="auto">
            <chartooo:date-scale/>
            <chart:title svg:x="3.163cm" svg:y="8.039cm" chart:style-name="ch6">
              <text:p>Comprimento da pista (d)</text:p>
            </chart:title>
            <chart:categories table:cell-range-address="local-table.$A$2:.$A$4"/>
          </chart:axis>
          <chart:axis chart:dimension="y" chart:name="primary-y" chart:style-name="ch7">
            <chart:title svg:x="0.451cm" svg:y="6.047cm" chart:style-name="ch8">
              <text:p>Segundos (s)</text:p>
            </chart:title>
            <chart:grid chart:style-name="ch9" chart:class="major"/>
          </chart:axis>
          <chart:series chart:style-name="ch10" chart:values-cell-range-address="local-table.$B$2:.$B$4" chart:label-cell-address="local-table.$B$1" chart:class="chart:bar">
            <chart:data-point chart:repeated="3"/>
          </chart:series>
          <chart:series chart:style-name="ch11" chart:values-cell-range-address="local-table.$C$2:.$C$4" chart:label-cell-address="local-table.$C$1" chart:class="chart:bar">
            <chart:data-point chart:repeated="3"/>
          </chart:series>
          <chart:series chart:style-name="ch12" chart:values-cell-range-address="local-table.$D$2:.$D$4" chart:label-cell-address="local-table.$D$1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1000</text:p>
              </table:table-cell>
              <table:table-cell office:value-type="float" office:value="11.349">
                <text:p>11.349</text:p>
              </table:table-cell>
              <table:table-cell office:value-type="float" office:value="11.506">
                <text:p>11.506</text:p>
              </table:table-cell>
              <table:table-cell office:value-type="float" office:value="11.6632">
                <text:p>11.663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7.33">
                <text:p>7.33</text:p>
              </table:table-cell>
              <table:table-cell office:value-type="float" office:value="7.482">
                <text:p>7.482</text:p>
              </table:table-cell>
              <table:table-cell office:value-type="float" office:value="7.64">
                <text:p>7.6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.731">
                <text:p>2.731</text:p>
              </table:table-cell>
              <table:table-cell office:value-type="float" office:value="2.9163">
                <text:p>2.9163</text:p>
              </table:table-cell>
              <table:table-cell office:value-type="float" office:value="3.102">
                <text:p>3.10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081cm" svg:height="9.02cm" xlink:href="." xlink:type="simple" chart:class="chart:bar" chart:style-name="ch1">
        <chart:title svg:x="3.809cm" svg:y="0.316cm" chart:style-name="ch2">
          <text:p>Tempo</text:p>
        </chart:title>
        <chart:subtitle svg:x="3.822cm" svg:y="1.301cm" chart:style-name="ch3">
          <text:p>d = 250</text:p>
        </chart:subtitle>
        <chart:plot-area chart:style-name="ch4" chart:data-source-has-labels="both" svg:x="1.192cm" svg:y="2.19cm" svg:width="7.708cm" svg:height="5.669cm">
          <chartooo:coordinate-region svg:x="1.919cm" svg:y="2.39cm" svg:width="6.981cm" svg:height="4.822cm"/>
          <chart:axis chart:dimension="x" chart:name="primary-x" chart:style-name="ch5" chartooo:axis-type="auto">
            <chartooo:date-scale/>
            <chart:title svg:x="3.335cm" svg:y="8.039cm" chart:style-name="ch6">
              <text:p>Número de ciclistas (n)</text:p>
            </chart:title>
            <chart:categories table:cell-range-address="local-table.$A$2:.$A$4"/>
          </chart:axis>
          <chart:axis chart:dimension="y" chart:name="primary-y" chart:style-name="ch7">
            <chart:title svg:x="0.451cm" svg:y="6.047cm" chart:style-name="ch8">
              <text:p>Segundos (s)</text:p>
            </chart:title>
            <chart:grid chart:style-name="ch9" chart:class="major"/>
          </chart:axis>
          <chart:series chart:style-name="ch10" chart:values-cell-range-address="local-table.$B$2:.$B$4" chart:label-cell-address="local-table.$B$1" chart:class="chart:bar">
            <chart:data-point chart:repeated="3"/>
          </chart:series>
          <chart:series chart:style-name="ch11" chart:values-cell-range-address="local-table.$C$2:.$C$4" chart:label-cell-address="local-table.$C$1" chart:class="chart:bar">
            <chart:data-point chart:repeated="3"/>
          </chart:series>
          <chart:series chart:style-name="ch12" chart:values-cell-range-address="local-table.$D$2:.$D$4" chart:label-cell-address="local-table.$D$1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62</text:p>
              </table:table-cell>
              <table:table-cell office:value-type="float" office:value="2.731">
                <text:p>2.731</text:p>
              </table:table-cell>
              <table:table-cell office:value-type="float" office:value="2.9163">
                <text:p>2.9163</text:p>
              </table:table-cell>
              <table:table-cell office:value-type="float" office:value="3.102">
                <text:p>3.1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525">
                <text:p>1.525</text:p>
              </table:table-cell>
              <table:table-cell office:value-type="float" office:value="1.544">
                <text:p>1.544</text:p>
              </table:table-cell>
              <table:table-cell office:value-type="float" office:value="1.563">
                <text:p>1.5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365">
                <text:p>0.2365</text:p>
              </table:table-cell>
              <table:table-cell office:value-type="float" office:value="0.252">
                <text:p>0.252</text:p>
              </table:table-cell>
              <table:table-cell office:value-type="float" office:value="0.2675">
                <text:p>0.267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081cm" svg:height="9.02cm" xlink:href="." xlink:type="simple" chart:class="chart:bar" chart:style-name="ch1">
        <chart:title svg:x="3.809cm" svg:y="0.316cm" chart:style-name="ch2">
          <text:p>Tempo</text:p>
        </chart:title>
        <chart:subtitle svg:x="3.822cm" svg:y="1.301cm" chart:style-name="ch3">
          <text:p>d = 650</text:p>
        </chart:subtitle>
        <chart:plot-area chart:style-name="ch4" chart:data-source-has-labels="both" svg:x="1.192cm" svg:y="2.19cm" svg:width="7.708cm" svg:height="5.669cm">
          <chartooo:coordinate-region svg:x="1.628cm" svg:y="2.389cm" svg:width="7.272cm" svg:height="4.823cm"/>
          <chart:axis chart:dimension="x" chart:name="primary-x" chart:style-name="ch5" chartooo:axis-type="auto">
            <chartooo:date-scale/>
            <chart:title svg:x="3.335cm" svg:y="8.039cm" chart:style-name="ch6">
              <text:p>Número de ciclistas (n)</text:p>
            </chart:title>
            <chart:categories table:cell-range-address="local-table.$A$2:.$A$4"/>
          </chart:axis>
          <chart:axis chart:dimension="y" chart:name="primary-y" chart:style-name="ch7">
            <chart:title svg:x="0.451cm" svg:y="6.047cm" chart:style-name="ch8">
              <text:p>Segundos (s)</text:p>
            </chart:title>
            <chart:grid chart:style-name="ch9" chart:class="major"/>
          </chart:axis>
          <chart:series chart:style-name="ch10" chart:values-cell-range-address="local-table.$B$2:.$B$4" chart:label-cell-address="local-table.$B$1" chart:class="chart:bar">
            <chart:data-point chart:repeated="3"/>
          </chart:series>
          <chart:series chart:style-name="ch11" chart:values-cell-range-address="local-table.$C$2:.$C$4" chart:label-cell-address="local-table.$C$1" chart:class="chart:bar">
            <chart:data-point chart:repeated="3"/>
          </chart:series>
          <chart:series chart:style-name="ch12" chart:values-cell-range-address="local-table.$D$2:.$D$4" chart:label-cell-address="local-table.$D$1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62</text:p>
              </table:table-cell>
              <table:table-cell office:value-type="float" office:value="7.327">
                <text:p>7.327</text:p>
              </table:table-cell>
              <table:table-cell office:value-type="float" office:value="7.482">
                <text:p>7.482</text:p>
              </table:table-cell>
              <table:table-cell office:value-type="float" office:value="7.637">
                <text:p>7.6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831">
                <text:p>3.831</text:p>
              </table:table-cell>
              <table:table-cell office:value-type="float" office:value="3.906">
                <text:p>3.906</text:p>
              </table:table-cell>
              <table:table-cell office:value-type="float" office:value="3.981">
                <text:p>3.9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857">
                <text:p>0.5857</text:p>
              </table:table-cell>
              <table:table-cell office:value-type="float" office:value="0.639">
                <text:p>0.639</text:p>
              </table:table-cell>
              <table:table-cell office:value-type="float" office:value="0.692">
                <text:p>0.69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081cm" svg:height="9.02cm" xlink:href="." xlink:type="simple" chart:class="chart:bar" chart:style-name="ch1">
        <chart:title svg:x="3.809cm" svg:y="0.316cm" chart:style-name="ch2">
          <text:p>Tempo</text:p>
        </chart:title>
        <chart:subtitle svg:x="3.716cm" svg:y="1.301cm" chart:style-name="ch3">
          <text:p>d = 1000</text:p>
        </chart:subtitle>
        <chart:plot-area chart:style-name="ch4" chart:data-source-has-labels="both" svg:x="1.192cm" svg:y="2.19cm" svg:width="7.708cm" svg:height="5.669cm">
          <chartooo:coordinate-region svg:x="1.813cm" svg:y="2.39cm" svg:width="7.087cm" svg:height="4.822cm"/>
          <chart:axis chart:dimension="x" chart:name="primary-x" chart:style-name="ch5" chartooo:axis-type="auto">
            <chartooo:date-scale/>
            <chart:title svg:x="3.335cm" svg:y="8.039cm" chart:style-name="ch6">
              <text:p>Número de ciclistas (n)</text:p>
            </chart:title>
            <chart:categories table:cell-range-address="local-table.$A$2:.$A$4"/>
          </chart:axis>
          <chart:axis chart:dimension="y" chart:name="primary-y" chart:style-name="ch7">
            <chart:title svg:x="0.451cm" svg:y="6.047cm" chart:style-name="ch8">
              <text:p>Segundos (s)</text:p>
            </chart:title>
            <chart:grid chart:style-name="ch9" chart:class="major"/>
          </chart:axis>
          <chart:series chart:style-name="ch10" chart:values-cell-range-address="local-table.$B$2:.$B$4" chart:label-cell-address="local-table.$B$1" chart:class="chart:bar">
            <chart:data-point chart:repeated="3"/>
          </chart:series>
          <chart:series chart:style-name="ch11" chart:values-cell-range-address="local-table.$C$2:.$C$4" chart:label-cell-address="local-table.$C$1" chart:class="chart:bar">
            <chart:data-point chart:repeated="3"/>
          </chart:series>
          <chart:series chart:style-name="ch12" chart:values-cell-range-address="local-table.$D$2:.$D$4" chart:label-cell-address="local-table.$D$1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62</text:p>
              </table:table-cell>
              <table:table-cell office:value-type="float" office:value="11.349">
                <text:p>11.349</text:p>
              </table:table-cell>
              <table:table-cell office:value-type="float" office:value="11.506">
                <text:p>11.506</text:p>
              </table:table-cell>
              <table:table-cell office:value-type="float" office:value="11.663">
                <text:p>11.6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.809">
                <text:p>5.809</text:p>
              </table:table-cell>
              <table:table-cell office:value-type="float" office:value="5.977">
                <text:p>5.977</text:p>
              </table:table-cell>
              <table:table-cell office:value-type="float" office:value="6.145">
                <text:p>6.1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25">
                <text:p>0.925</text:p>
              </table:table-cell>
              <table:table-cell office:value-type="float" office:value="0.9827">
                <text:p>0.9827</text:p>
              </table:table-cell>
              <table:table-cell office:value-type="float" office:value="1.04">
                <text:p>1.0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